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size="20pt" style:font-size-asian="20pt" style:font-size-complex="20pt"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 fo:font-weight="bold" style:font-weight-asian="bold"/>
    </style:style>
    <style:style style:name="T5" style:family="text">
      <style:text-properties fo:font-size="12pt" style:font-size-asian="12pt" style:font-size-complex="12pt" fo:font-weight="bold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fo:font-weight="bold" style:font-weight-asian="bold"/>
    </style:style>
    <style:style style:name="T8" style:family="text">
      <style:text-properties fo:font-size="12pt" style:font-size-asian="12pt" style:font-size-complex="12pt" fo:font-weight="bold" style:font-weight-asian="bold"/>
    </style:style>
    <style:style style:name="T9" style:family="text">
      <style:text-properties fo:font-size="12pt" style:font-size-asian="12pt" style:font-size-complex="12pt" fo:font-weight="bold" style:font-weight-asian="bold"/>
    </style:style>
    <style:style style:name="T10" style:family="text">
      <style:text-properties fo:font-size="12pt" style:font-size-asian="12pt" style:font-size-complex="12pt" fo:font-weight="bold" style:font-weight-asian="bold"/>
    </style:style>
    <style:style style:name="T11" style:family="text">
      <style:text-properties fo:font-size="12pt" style:font-size-asian="12pt" style:font-size-complex="12pt" fo:font-weight="bold" style:font-weight-asian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size-complex="12pt" fo:font-weight="bold" style:font-weight-asian="bold"/>
    </style:style>
    <style:style style:name="T14" style:family="text">
      <style:text-properties fo:font-size="12pt" style:font-size-asian="12pt" style:font-size-complex="12pt" fo:font-weight="bold" style:font-weight-asian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font-size-asian="12pt" style:font-size-complex="12pt" fo:font-weight="bold" style:font-weight-asian="bold"/>
    </style:style>
    <style:style style:name="T17" style:family="text">
      <style:text-properties fo:font-size="12pt" style:font-size-asian="12pt" style:font-size-complex="12pt" fo:font-weight="bold" style:font-weight-asian="bold"/>
    </style:style>
    <style:style style:name="T18" style:family="text">
      <style:text-properties fo:font-size="12pt" style:font-size-asian="12pt" style:font-size-complex="12pt" fo:font-weight="bold" style:font-weight-asian="bold"/>
    </style:style>
    <style:style style:name="T19" style:family="text">
      <style:text-properties fo:font-size="12pt" style:font-size-asian="12pt" style:font-size-complex="12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SURTIDORA LAINEZ</text:span></text:p>
        <text:p><text:span text:style-name="T2">COL.19 DE ABRIL CONTIGUO A TRANSPORTES CRISTINA</text:span></text:p>
        <text:p><text:span text:style-name="T3">Trujillo, Colon. Tel. 9959-5625</text:span></text:p>
        <text:p><text:span text:style-name="T4">FECHA DEL DOCUMENTO: 2019-06-23</text:span></text:p>
        <text:p><text:span text:style-name="T5">DOCUMENTO DIRIGIDO A: Movesa</text:span></text:p>
        <text:p><text:span text:style-name="T6">Por medio del presente documento, SURTIDORA LAINEZ, notifica la venta de una motocicleta con las siguientes caracteristicas: </text:span></text:p>
        <text:p><text:span text:style-name="T7">-MARCA: Zmoto</text:span></text:p>
        <text:p><text:span text:style-name="T8">-MODELO: BYQ150-7</text:span></text:p>
        <text:p><text:span text:style-name="T9">-COLOR: hhh</text:span></text:p>
        <text:p><text:span text:style-name="T10">-CHASIS: hhh</text:span></text:p>
        <text:p><text:span text:style-name="T11">-MOTOR: jjj</text:span></text:p>
        <text:p><text:span text:style-name="T12">La cual tiene como antecedente de origen: </text:span></text:p>
        <text:p><text:span text:style-name="T13">TRANSFERENCIA NUMERO: </text:span></text:p>
        <text:p><text:span text:style-name="T14">FECHA DE INGRESO: 2019-06-18</text:span></text:p>
        <text:p><text:span text:style-name="T15">Por lo que autorizamos a ,para la facturacion de la motocicleta descrita anteriormente a nombre de: </text:span></text:p>
        <text:p><text:span text:style-name="T16">NOMBRE: Williams Daniel Santos Lainez</text:span></text:p>
        <text:p><text:span text:style-name="T17">IDENTIDAD NUMERO: 0201199800946</text:span></text:p>
        <text:p><text:span text:style-name="T18">RTN NUMERO: 02011998009466</text:span></text:p>
        <text:p><text:span text:style-name="T19">Asi como tambien solicitamos el envio de los documentos necesarios para circular, como ser Boleta de Revision, Permiso para circular sin plac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6-24T01:30:41.000</dc:date>
    <meta:generator>PHPWord</meta:generator>
    <meta:initial-creator/>
    <meta:creation-date>2019-06-24T01:30:41.000</meta:creation-date>
    <meta:keyword/>
    <meta:user-defined meta:name="Category"/>
    <meta:user-defined meta:name="Company"/>
    <meta:user-defined meta:name="Manager"/>
  </office:meta>
</office:document-meta>
</file>